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100000119DC22F30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draw:auto-grow-height="true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Fragment shaderさえあればいい</text:p>
            <text:p>これでバッチリ！</text:p>
            <text:p/>
            <text:p><text:span text:style-name="T1">batchRIshader</text:span></text:p>
            <text:p><text:span text:style-name="T1"/></text:p>
            <text:p><text:span text:style-name="T2">Tomohi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何なの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derToyやLiveCoderのオフラインレンダリングバージョン</text:p>
              </text:list-item>
              <text:list-item>
                <text:p>サウンドは鳴らない</text:p>
              </text:list-item>
              <text:list-item>
                <text:p>シェーダ以外の外部ファイルは一切読み込まない</text:p>
              </text:list-item>
            </text:list>
          </draw:text-box>
        </draw:frame>
        <draw:frame draw:style-name="gr2" draw:text-style-name="P1" draw:layer="layout" svg:width="15cm" svg:height="9cm" svg:x="6.4cm" svg:y="11.6cm">
          <draw:image xlink:href="Pictures/10000000000001E100000119DC22F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何なの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SLでフラグメントシェーダを書く</text:p>
              </text:list-item>
              <text:list-item>
                <text:p>全ピクセルに対してシェーダが実行されクールな色を出力</text:p>
              </text:list-item>
              <text:list-item>
                <text:p>それをメモリへコピーしてPNG(今回はqさんの命令でppm)形式で保存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特徴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コマンドラインプログラム</text:p>
                <text:list>
                  <text:list-item>
                    <text:p>実は画面に表示されないウィンドウが作られている</text:p>
                  </text:list-item>
                </text:list>
              </text:list-item>
              <text:list-item>
                <text:p>スーパーサンプリング</text:p>
                <text:list>
                  <text:list-item>
                    <text:p>AMIGAデモのようなピクセルゴリゴリの良さを理解できない人も多い</text:p>
                  </text:list-item>
                </text:list>
              </text:list-item>
              <text:list-item>
                <text:p>画面をタイル分割できる</text:p>
                <text:list>
                  <text:list-item>
                    <text:p>Timeout Detection and Recoveryを防止できる</text:p>
                  </text:list-item>
                </text:list>
              </text:list-item>
              <text:list-item>
                <text:p>shaderで#includeできる</text:p>
                <text:list>
                  <text:list-item>
                    <text:p>Boost::waveを使用</text:p>
                  </text:list-item>
                  <text:list-item>
                    <text:p>コードの再利用や共有が簡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derがあれば何でもでき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Ｄエフェクト</text:p>
              </text:list-item>
              <text:list-item>
                <text:p>疑似3D</text:p>
              </text:list-item>
              <text:list-item>
                <text:p>レイマーチング</text:p>
              </text:list-item>
              <text:list-item>
                <text:p>全探索レイトレーシング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改良する余地あり！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アニメーションを生成</text:p>
                <text:list>
                  <text:list-item>
                    <text:p>uniform変数に時間を与えて連続的にレンダリング</text:p>
                  </text:list-item>
                </text:list>
              </text:list-item>
              <text:list-item>
                <text:p>GIF or APNGを出力</text:p>
                <text:list>
                  <text:list-item>
                    <text:p>カッコいいアニメでみんなに自慢しよう！</text:p>
                  </text:list-item>
                </text:list>
              </text:list-item>
              <text:list-item>
                <text:p>サウンド出力</text:p>
                <text:list>
                  <text:list-item>
                    <text:p>shaderでサンプルを生成可能</text:p>
                  </text:list-item>
                  <text:list-item>
                    <text:p>Fragment shaderとコードを共有してサウンドと同期</text:p>
                  </text:list-item>
                </text:list>
              </text:list-item>
              <text:list-item>
                <text:p>動画を出力</text:p>
                <text:list>
                  <text:list-item>
                    <text:p>Youtubeで儲けよ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3T01:27:35.45</meta:creation-date>
    <dc:date>2013-08-23T02:10:44.04</dc:date>
    <meta:editing-duration>PT25M30S</meta:editing-duration>
    <meta:editing-cycles>4</meta:editing-cycles>
    <meta:generator>LibreOffice/3.6$Windows_x86 LibreOffice_project/f969faf-c24b504-8c77064-174276e-40b382</meta:generator>
    <meta:document-statistic meta:object-count="45"/>
  </office:meta>
</office:document-meta>
</file>